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1d41a" draw:opacity="100%" draw:opacity-name="Transparency_20_2" draw:textarea-horizontal-align="justify" draw:textarea-vertical-align="middle" draw:auto-grow-height="false" fo:min-height="20.75cm" fo:min-width="29.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5cm" fo:min-width="3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1.25cm" fo:min-width="2cm" fo:wrap-option="wrap"/>
      <style:paragraph-properties style:writing-mode="lr-tb"/>
    </style:style>
    <style:style style:name="gr6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7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9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10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11" style:family="graphic" style:parent-style-name="objectwithoutfill">
      <style:graphic-properties draw:marker-start="Pontas_20_das_20_setas_20_10" draw:marker-start-width="0.3cm" draw:marker-end="Pontas_20_das_20_setas_20_11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14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15" style:family="graphic" style:parent-style-name="objectwithoutfill">
      <style:graphic-properties draw:marker-end="Pontas_20_das_20_setas_20_15" draw:marker-end-width="0.3cm" draw:fill="none" draw:textarea-vertical-align="middle"/>
    </style:style>
    <style:style style:name="gr16" style:family="graphic" style:parent-style-name="objectwithoutfill">
      <style:graphic-properties draw:marker-end="Pontas_20_das_20_setas_20_16" draw:marker-end-width="0.3cm" draw:fill="none" draw:textarea-vertical-align="middle"/>
    </style:style>
    <style:style style:name="gr17" style:family="graphic" style:parent-style-name="objectwithoutfill">
      <style:graphic-properties draw:marker-start="Pontas_20_das_20_setas_20_17" draw:marker-start-width="0.3cm" draw:marker-end="Pontas_20_das_20_setas_20_18" draw:marker-end-width="0.3cm" draw:fill="none" draw:textarea-vertical-align="middle"/>
    </style:style>
    <style:style style:name="gr18" style:family="graphic" style:parent-style-name="objectwithoutfill">
      <style:graphic-properties draw:marker-end="Pontas_20_das_20_setas_20_19" draw:marker-end-width="0.3cm" draw:fill="none" draw:textarea-vertical-align="middle"/>
    </style:style>
    <style:style style:name="gr19" style:family="graphic" style:parent-style-name="objectwithoutfill">
      <style:graphic-properties draw:marker-end="Pontas_20_das_20_setas_20_21" draw:marker-end-width="0.3cm" draw:fill="none" draw:textarea-vertical-align="middle"/>
    </style:style>
    <style:style style:name="gr20" style:family="graphic" style:parent-style-name="objectwithoutfill">
      <style:graphic-properties draw:marker-end="Pontas_20_das_20_setas_20_22" draw:marker-end-width="0.3cm" draw:fill="none" draw:textarea-vertical-align="middle"/>
    </style:style>
    <style:style style:name="gr21" style:family="graphic" style:parent-style-name="objectwithoutfill">
      <style:graphic-properties draw:marker-end="Pontas_20_das_20_setas_20_23" draw:marker-end-width="0.3cm" draw:fill="none" draw:textarea-vertical-align="middle"/>
    </style:style>
    <style:style style:name="gr22" style:family="graphic" style:parent-style-name="objectwithoutfill">
      <style:graphic-properties draw:marker-end="Pontas_20_das_20_setas_20_24" draw:marker-end-width="0.3cm" draw:fill="none" draw:textarea-vertical-align="middle"/>
    </style:style>
    <style:style style:name="gr23" style:family="graphic" style:parent-style-name="objectwithoutfill">
      <style:graphic-properties draw:marker-start="Pontas_20_das_20_setas_20_25" draw:marker-start-width="0.3cm" draw:marker-end="Pontas_20_das_20_setas_20_26" draw:marker-end-width="0.3cm" draw:fill="none" draw:textarea-vertical-align="middle"/>
    </style:style>
    <style:style style:name="gr24" style:family="graphic" style:parent-style-name="objectwithoutfill">
      <style:graphic-properties draw:marker-end="Pontas_20_das_20_setas_20_28" draw:marker-end-width="0.3cm" draw:fill="none" draw:textarea-vertical-align="middle"/>
    </style:style>
    <style:style style:name="gr25" style:family="graphic" style:parent-style-name="objectwithoutfill">
      <style:graphic-properties draw:marker-end="Pontas_20_das_20_setas_20_29" draw:marker-end-width="0.3cm" draw:fill="none" draw:textarea-vertical-align="middle"/>
    </style:style>
    <style:style style:name="gr26" style:family="graphic" style:parent-style-name="objectwithoutfill">
      <style:graphic-properties draw:marker-end="Pontas_20_das_20_setas_20_30" draw:marker-end-width="0.3cm" draw:fill="none" draw:textarea-vertical-align="middle"/>
    </style:style>
    <style:style style:name="gr27" style:family="graphic" style:parent-style-name="objectwithoutfill">
      <style:graphic-properties draw:marker-end="Pontas_20_das_20_setas_20_31" draw:marker-end-width="0.3cm" draw:fill="none" draw:textarea-vertical-align="middle"/>
    </style:style>
    <style:style style:name="gr28" style:family="graphic" style:parent-style-name="objectwithoutfill">
      <style:graphic-properties draw:marker-end="Pontas_20_das_20_setas_20_32" draw:marker-end-width="0.3cm" draw:fill="none" draw:textarea-vertical-align="middle"/>
    </style:style>
    <style:style style:name="gr29" style:family="graphic" style:parent-style-name="objectwithoutfill">
      <style:graphic-properties draw:marker-start="Pontas_20_das_20_setas_20_33" draw:marker-start-width="0.3cm" draw:marker-end="Pontas_20_das_20_setas_20_34" draw:marker-end-width="0.3cm" draw:fill="none" draw:textarea-vertical-align="middle"/>
    </style:style>
    <style:style style:name="gr30" style:family="graphic" style:parent-style-name="objectwithoutfill">
      <style:graphic-properties draw:marker-end="Pontas_20_das_20_setas_20_35" draw:marker-end-width="0.3cm" draw:fill="none" draw:textarea-vertical-align="middle"/>
    </style:style>
    <style:style style:name="gr31" style:family="graphic" style:parent-style-name="objectwithoutfill">
      <style:graphic-properties draw:marker-end="Pontas_20_das_20_setas_20_37" draw:marker-end-width="0.3cm" draw:fill="none" draw:textarea-vertical-align="middle"/>
    </style:style>
    <style:style style:name="gr32" style:family="graphic" style:parent-style-name="objectwithoutfill">
      <style:graphic-properties draw:marker-end="Pontas_20_das_20_setas_20_38" draw:marker-end-width="0.3cm" draw:fill="none" draw:textarea-vertical-align="middle"/>
    </style:style>
    <style:style style:name="gr33" style:family="graphic" style:parent-style-name="objectwithoutfill">
      <style:graphic-properties draw:marker-end="Pontas_20_das_20_setas_20_39" draw:marker-end-width="0.3cm" draw:fill="none" draw:textarea-vertical-align="middle"/>
    </style:style>
    <style:style style:name="gr34" style:family="graphic" style:parent-style-name="objectwithoutfill">
      <style:graphic-properties draw:marker-end="Pontas_20_das_20_setas_20_41" draw:marker-end-width="0.3cm" draw:fill="none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0.988cm" fo:min-width="3.744cm"/>
    </style:style>
    <style:style style:name="gr36" style:family="graphic" style:parent-style-name="standard">
      <style:graphic-properties draw:fill-color="#999999" draw:textarea-horizontal-align="justify" draw:textarea-vertical-align="middle" draw:auto-grow-height="false" fo:min-height="0.982cm" fo:min-width="2.316cm" fo:wrap-option="wrap"/>
      <style:paragraph-properties style:writing-mode="lr-tb"/>
    </style:style>
    <style:style style:name="gr37" style:family="graphic" style:parent-style-name="standard">
      <style:graphic-properties draw:fill-color="#999999" draw:textarea-horizontal-align="justify" draw:textarea-vertical-align="middle" draw:auto-grow-height="false" fo:min-height="0.806cm" fo:min-width="3.02cm" fo:wrap-option="wrap"/>
      <style:paragraph-properties style:writing-mode="lr-tb"/>
    </style:style>
    <style:style style:name="gr38" style:family="graphic" style:parent-style-name="objectwithoutfill">
      <style:graphic-properties draw:marker-start="Pontas_20_das_20_setas_20_42" draw:marker-start-width="0.3cm" draw:marker-end="Pontas_20_das_20_setas_20_43" draw:marker-end-width="0.3cm" draw:fill="none" draw:textarea-vertical-align="middle"/>
    </style:style>
    <style:style style:name="gr39" style:family="graphic" style:parent-style-name="objectwithoutfill">
      <style:graphic-properties draw:marker-start="Pontas_20_das_20_setas_20_44" draw:marker-start-width="0.3cm" draw:marker-end="Pontas_20_das_20_setas_20_45" draw:marker-end-width="0.3cm"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20.75cm" fo:min-width="29.2cm"/>
    </style:style>
    <style:style style:name="gr41" style:family="graphic" style:parent-style-name="standard">
      <style:graphic-properties draw:fill-color="#999999" draw:textarea-horizontal-align="justify" draw:textarea-vertical-align="middle" draw:auto-grow-height="false" fo:min-height="1.25cm" fo:min-width="5.25cm" fo:wrap-option="wrap"/>
      <style:paragraph-properties style:writing-mode="lr-tb"/>
    </style:style>
    <style:style style:name="gr42" style:family="graphic" style:parent-style-name="standard">
      <style:graphic-properties draw:fill-color="#999999" draw:textarea-horizontal-align="justify" draw:textarea-vertical-align="middle" draw:auto-grow-height="false" fo:min-height="17.751cm" fo:min-width="28.501cm" fo:wrap-option="wrap"/>
      <style:paragraph-properties style:writing-mode="lr-tb"/>
    </style:style>
    <style:style style:name="P1" style:family="paragraph">
      <loext:graphic-properties draw:fill-color="#81d41a" draw:opacity="100%" draw:opacity-name="Transparency_20_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-color="#999999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999999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999999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loext:graphic-properties draw:fill-color="#999999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2pt" style:letter-kerning="true" style:font-name-asian="Noto Sans CJK SC" style:font-size-asian="12pt" style:font-name-complex="Lohit Devanagari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9.7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29.7cm" svg:y1="10.5cm" svg:x2="29.7cm" svg:y2="10.5cm" draw:start-shape="id1" draw:end-shape="id1" svg:d="M29700 10500z" svg:viewBox="0 0 1 1">
          <text:p/>
        </draw:connector>
        <draw:connector draw:style-name="gr3" draw:text-style-name="P3" draw:layer="layout" draw:type="curve" svg:x1="29.7cm" svg:y1="10.5cm" svg:x2="29.7cm" svg:y2="10.5cm" draw:start-shape="id1" draw:end-shape="id1" svg:d="M29700 10500z" svg:viewBox="0 0 1 1">
          <text:p/>
        </draw:connector>
        <draw:custom-shape draw:style-name="gr4" draw:text-style-name="P2" xml:id="id22" draw:id="id22" draw:layer="layout" svg:width="3.5cm" svg:height="2.75cm" svg:x="14.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3.5cm" svg:height="2.75cm" svg:x="6.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5cm" svg:height="2.75cm" svg:x="10.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3.5cm" svg:height="2.75cm" svg:x="14.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3.5cm" svg:height="2.75cm" svg:x="18.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3.5cm" svg:height="2.75cm" svg:x="22.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3.5cm" svg:height="2.75cm" svg:x="2.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2" draw:id="id12" draw:layer="layout" svg:width="3.5cm" svg:height="2.75cm" svg:x="6.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3.5cm" svg:height="2.75cm" svg:x="10.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3.5cm" svg:height="2.75cm" svg:x="14.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3.5cm" svg:height="2.75cm" svg:x="18.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3.5cm" svg:height="2.75cm" svg:x="22.5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4" draw:id="id14" draw:layer="layout" svg:width="3.5cm" svg:height="2.75cm" svg:x="2.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5" draw:id="id15" draw:layer="layout" svg:width="3.5cm" svg:height="2.75cm" svg:x="6.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3" draw:id="id23" draw:layer="layout" svg:width="3.5cm" svg:height="2.75cm" svg:x="10.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4" draw:id="id24" draw:layer="layout" svg:width="3.5cm" svg:height="2.75cm" svg:x="6.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5" draw:id="id25" draw:layer="layout" svg:width="3.5cm" svg:height="2.75cm" svg:x="2.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9" draw:id="id19" draw:layer="layout" svg:width="3.5cm" svg:height="2.75cm" svg:x="22.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8" draw:id="id18" draw:layer="layout" svg:width="3.5cm" svg:height="2.75cm" svg:x="18.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7" draw:id="id17" draw:layer="layout" svg:width="3.5cm" svg:height="2.75cm" svg:x="14.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3.5cm" svg:height="2.75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3.5cm" svg:height="2.75cm" svg:x="18.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0" draw:id="id20" draw:layer="layout" svg:width="3.5cm" svg:height="2.75cm" svg:x="22.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6" draw:id="id26" draw:layer="layout" svg:width="3.5cm" svg:height="2.75cm" svg:x="2.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7" draw:id="id27" draw:layer="layout" svg:width="3.5cm" svg:height="2.75cm" svg:x="6.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8" draw:id="id28" draw:layer="layout" svg:width="3.5cm" svg:height="2.75cm" svg:x="10.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9" draw:id="id29" draw:layer="layout" svg:width="3.5cm" svg:height="2.75cm" svg:x="14.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30" draw:id="id30" draw:layer="layout" svg:width="3.5cm" svg:height="2.75cm" svg:x="18.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31" draw:id="id31" draw:layer="layout" svg:width="3.5cm" svg:height="2.75cm" svg:x="22.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3.5cm" svg:height="2.75cm" svg:x="2.5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cm" svg:height="1.5cm" svg:x="3cm" svg:y="2.75cm">
          <text:p text:style-name="P4"><text:span text:style-name="T1">ÁREA_01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7cm" svg:y="2.75cm">
          <text:p text:style-name="P4"><text:span text:style-name="T2">ÁREA_02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11cm" svg:y="2.75cm">
          <text:p text:style-name="P4"><text:span text:style-name="T1">ÁREA_03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15cm" svg:y="2.75cm">
          <text:p text:style-name="P4"><text:span text:style-name="T1">ÁREA_04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19cm" svg:y="2.75cm">
          <text:p text:style-name="P4"><text:span text:style-name="T1">ÁREA_05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23cm" svg:y="2.75cm">
          <text:p text:style-name="P4"><text:span text:style-name="T1">ÁREA_06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3cm" svg:y="5.75cm">
          <text:p text:style-name="P4"><text:span text:style-name="T1">ÁREA_12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7cm" svg:y="5.75cm">
          <text:p text:style-name="P4"><text:span text:style-name="T1">ÁREA_11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11cm" svg:y="5.75cm">
          <text:p text:style-name="P4"><text:span text:style-name="T1">ÁREA_10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15cm" svg:y="5.75cm">
          <text:p text:style-name="P4"><text:span text:style-name="T1">ÁREA_09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19cm" svg:y="5.75cm">
          <text:p text:style-name="P4"><text:span text:style-name="T1">ÁREA_08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23cm" svg:y="5.75cm">
          <text:p text:style-name="P4"><text:span text:style-name="T1">ÁREA_07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3cm" svg:y="8.75cm">
          <text:p text:style-name="P4"><text:span text:style-name="T1">ÁREA_13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7cm" svg:y="8.75cm">
          <text:p text:style-name="P4"><text:span text:style-name="T1">ÁREA_14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11cm" svg:y="8.75cm">
          <text:p text:style-name="P4"><text:span text:style-name="T1">ÁREA_15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15cm" svg:y="8.75cm">
          <text:p text:style-name="P4"><text:span text:style-name="T1">ÁREA_16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19cm" svg:y="8.75cm">
          <text:p text:style-name="P4"><text:span text:style-name="T1">ÁREA_17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23cm" svg:y="8.75cm">
          <text:p text:style-name="P4"><text:span text:style-name="T1">ÁREA_18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3cm" svg:y="11.75cm">
          <text:p text:style-name="P4"><text:span text:style-name="T1">ÁREA_24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7cm" svg:y="11.75cm">
          <text:p text:style-name="P4"><text:span text:style-name="T1">ÁREA_23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11cm" svg:y="11.75cm">
          <text:p text:style-name="P4"><text:span text:style-name="T1">ÁREA_22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15cm" svg:y="11.75cm">
          <text:p text:style-name="P4"><text:span text:style-name="T1">ÁREA_21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19cm" svg:y="11.75cm">
          <text:p text:style-name="P4"><text:span text:style-name="T1">ÁREA_20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23cm" svg:y="11.75cm">
          <text:p text:style-name="P4"><text:span text:style-name="T1">ÁREA_19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23cm" svg:y="14.75cm">
          <text:p text:style-name="P4"><text:span text:style-name="T1">ÁREA_30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19cm" svg:y="14.75cm">
          <text:p text:style-name="P4"><text:span text:style-name="T1">ÁREA_29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15cm" svg:y="14.75cm">
          <text:p text:style-name="P4"><text:span text:style-name="T1">ÁREA_28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11cm" svg:y="14.75cm">
          <text:p text:style-name="P4"><text:span text:style-name="T1">ÁREA_27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7cm" svg:y="14.75cm">
          <text:p text:style-name="P4"><text:span text:style-name="T1">ÁREA_26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5" draw:layer="layout" svg:width="2.5cm" svg:height="1.5cm" svg:x="3cm" svg:y="14.75cm">
          <text:p text:style-name="P4"><text:span text:style-name="T1">ÁREA_25</text:span></text:p>
          <draw:enhanced-geometry svg:viewBox="0 0 21600 21600" draw:mirror-horizontal="true" draw:type="line-callout-1" draw:modifiers="-2115.95361855258 -8418.38774150566 -2159.13634546182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6" draw:text-style-name="P3" draw:layer="layout" draw:type="line" svg:x1="6cm" svg:y1="3.375cm" svg:x2="6.5cm" svg:y2="3.375cm" draw:start-shape="id2" draw:start-glue-point="1" draw:end-shape="id3" draw:end-glue-point="3" svg:d="M6000 3375h500" svg:viewBox="0 0 501 1">
          <text:p/>
        </draw:connector>
        <draw:connector draw:style-name="gr7" draw:text-style-name="P3" draw:layer="layout" draw:type="line" svg:x1="10cm" svg:y1="3.375cm" svg:x2="10.5cm" svg:y2="3.375cm" draw:start-shape="id3" draw:start-glue-point="1" draw:end-shape="id4" draw:end-glue-point="3" svg:d="M10000 3375h500" svg:viewBox="0 0 501 1">
          <text:p/>
        </draw:connector>
        <draw:connector draw:style-name="gr8" draw:text-style-name="P3" draw:layer="layout" draw:type="line" svg:x1="14cm" svg:y1="3.375cm" svg:x2="14.5cm" svg:y2="3.375cm" draw:start-shape="id4" draw:start-glue-point="1" draw:end-shape="id5" draw:end-glue-point="3" svg:d="M14000 3375h500" svg:viewBox="0 0 501 1">
          <text:p/>
        </draw:connector>
        <draw:connector draw:style-name="gr9" draw:text-style-name="P3" draw:layer="layout" draw:type="line" svg:x1="18cm" svg:y1="3.375cm" svg:x2="18.5cm" svg:y2="3.375cm" draw:start-shape="id5" draw:start-glue-point="1" draw:end-shape="id6" draw:end-glue-point="3" svg:d="M18000 3375h500" svg:viewBox="0 0 501 1">
          <text:p/>
        </draw:connector>
        <draw:connector draw:style-name="gr10" draw:text-style-name="P3" draw:layer="layout" draw:type="line" svg:x1="22cm" svg:y1="3.375cm" svg:x2="22.5cm" svg:y2="3.375cm" draw:start-shape="id6" draw:start-glue-point="1" draw:end-shape="id7" draw:end-glue-point="3" svg:d="M22000 3375h500" svg:viewBox="0 0 501 1">
          <text:p/>
        </draw:connector>
        <draw:connector draw:style-name="gr11" draw:text-style-name="P3" draw:layer="layout" draw:type="curve" svg:x1="26cm" svg:y1="3.375cm" svg:x2="26cm" svg:y2="6.375cm" draw:start-shape="id7" draw:start-glue-point="1" draw:end-shape="id8" svg:d="M26000 3375c751 0 751 3000 0 3000" svg:viewBox="0 0 564 3001">
          <text:p/>
        </draw:connector>
        <draw:connector draw:style-name="gr12" draw:text-style-name="P3" draw:layer="layout" draw:type="line" svg:x1="22.5cm" svg:y1="6.375cm" svg:x2="22cm" svg:y2="6.375cm" draw:start-shape="id8" draw:start-glue-point="3" draw:end-shape="id9" svg:d="M22500 6375h-500" svg:viewBox="0 0 501 1">
          <text:p/>
        </draw:connector>
        <draw:connector draw:style-name="gr13" draw:text-style-name="P3" draw:layer="layout" draw:type="line" svg:x1="18.5cm" svg:y1="6.375cm" svg:x2="18cm" svg:y2="6.375cm" draw:start-shape="id9" draw:end-shape="id10" draw:end-glue-point="1" svg:d="M18500 6375h-500" svg:viewBox="0 0 501 1">
          <text:p/>
        </draw:connector>
        <draw:connector draw:style-name="gr14" draw:text-style-name="P3" draw:layer="layout" draw:type="line" svg:x1="14.5cm" svg:y1="6.375cm" svg:x2="14cm" svg:y2="6.375cm" draw:start-shape="id10" draw:start-glue-point="3" draw:end-shape="id11" draw:end-glue-point="1" svg:d="M14500 6375h-500" svg:viewBox="0 0 501 1">
          <text:p/>
        </draw:connector>
        <draw:connector draw:style-name="gr15" draw:text-style-name="P3" draw:layer="layout" draw:type="line" svg:x1="10.5cm" svg:y1="6.375cm" svg:x2="10cm" svg:y2="6.375cm" draw:start-shape="id11" draw:start-glue-point="3" draw:end-shape="id12" draw:end-glue-point="1" svg:d="M10500 6375h-500" svg:viewBox="0 0 501 1">
          <text:p/>
        </draw:connector>
        <draw:connector draw:style-name="gr16" draw:text-style-name="P3" draw:layer="layout" draw:type="line" svg:x1="6.5cm" svg:y1="6.375cm" svg:x2="6cm" svg:y2="6.375cm" draw:start-shape="id12" draw:start-glue-point="3" draw:end-shape="id13" draw:end-glue-point="1" svg:d="M6500 6375h-500" svg:viewBox="0 0 501 1">
          <text:p/>
        </draw:connector>
        <draw:connector draw:style-name="gr17" draw:text-style-name="P3" draw:layer="layout" draw:type="curve" svg:x1="2.5cm" svg:y1="6.375cm" svg:x2="2.5cm" svg:y2="9.375cm" draw:start-shape="id13" draw:start-glue-point="3" draw:end-shape="id14" svg:d="M2500 6375c-751 0-751 3000 0 3000" svg:viewBox="0 0 564 3001">
          <text:p/>
        </draw:connector>
        <draw:connector draw:style-name="gr18" draw:text-style-name="P3" draw:layer="layout" draw:type="line" svg:x1="6cm" svg:y1="9.375cm" svg:x2="6.5cm" svg:y2="9.375cm" draw:start-shape="id14" draw:start-glue-point="1" draw:end-shape="id15" draw:end-glue-point="3" svg:d="M6000 9375h500" svg:viewBox="0 0 501 1">
          <text:p/>
        </draw:connector>
        <draw:connector draw:style-name="gr19" draw:text-style-name="P3" draw:layer="layout" draw:type="line" svg:x1="10cm" svg:y1="9.375cm" svg:x2="10.5cm" svg:y2="9.375cm" draw:start-shape="id15" draw:start-glue-point="1" draw:end-shape="id16" draw:end-glue-point="3" svg:d="M10000 9375h500" svg:viewBox="0 0 501 1">
          <text:p/>
        </draw:connector>
        <draw:connector draw:style-name="gr20" draw:text-style-name="P3" draw:layer="layout" draw:type="line" svg:x1="14cm" svg:y1="9.375cm" svg:x2="14.5cm" svg:y2="9.375cm" draw:start-shape="id16" draw:start-glue-point="1" draw:end-shape="id17" draw:end-glue-point="3" svg:d="M14000 9375h500" svg:viewBox="0 0 501 1">
          <text:p/>
        </draw:connector>
        <draw:connector draw:style-name="gr21" draw:text-style-name="P3" draw:layer="layout" draw:type="line" svg:x1="18cm" svg:y1="9.375cm" svg:x2="18.5cm" svg:y2="9.375cm" draw:start-shape="id17" draw:end-shape="id18" svg:d="M18000 9375h500" svg:viewBox="0 0 501 1">
          <text:p/>
        </draw:connector>
        <draw:connector draw:style-name="gr22" draw:text-style-name="P3" draw:layer="layout" draw:type="line" svg:x1="22cm" svg:y1="9.375cm" svg:x2="22.5cm" svg:y2="9.375cm" draw:start-shape="id18" draw:end-shape="id19" draw:end-glue-point="3" svg:d="M22000 9375h500" svg:viewBox="0 0 501 1">
          <text:p/>
        </draw:connector>
        <draw:connector draw:style-name="gr23" draw:text-style-name="P3" draw:layer="layout" draw:type="curve" svg:x1="26cm" svg:y1="9.375cm" svg:x2="26cm" svg:y2="12.375cm" draw:start-shape="id19" draw:start-glue-point="1" draw:end-shape="id20" svg:d="M26000 9375c751 0 751 3000 0 3000" svg:viewBox="0 0 564 3001">
          <text:p/>
        </draw:connector>
        <draw:connector draw:style-name="gr24" draw:text-style-name="P3" draw:layer="layout" draw:type="line" svg:x1="22.5cm" svg:y1="12.375cm" svg:x2="22cm" svg:y2="12.375cm" draw:start-shape="id20" draw:start-glue-point="3" draw:end-shape="id21" draw:end-glue-point="1" svg:d="M22500 12375h-500" svg:viewBox="0 0 501 1">
          <text:p/>
        </draw:connector>
        <draw:connector draw:style-name="gr25" draw:text-style-name="P3" draw:layer="layout" draw:type="line" svg:x1="18.5cm" svg:y1="12.375cm" svg:x2="18cm" svg:y2="12.375cm" draw:start-shape="id21" draw:end-shape="id22" svg:d="M18500 12375h-500" svg:viewBox="0 0 501 1">
          <text:p/>
        </draw:connector>
        <draw:connector draw:style-name="gr26" draw:text-style-name="P3" draw:layer="layout" draw:type="line" svg:x1="14.5cm" svg:y1="12.375cm" svg:x2="14cm" svg:y2="12.375cm" draw:start-shape="id22" draw:end-shape="id23" svg:d="M14500 12375h-500" svg:viewBox="0 0 501 1">
          <text:p/>
        </draw:connector>
        <draw:connector draw:style-name="gr27" draw:text-style-name="P3" draw:layer="layout" draw:type="line" svg:x1="10.5cm" svg:y1="12.375cm" svg:x2="10cm" svg:y2="12.375cm" draw:start-shape="id23" draw:start-glue-point="3" draw:end-shape="id24" svg:d="M10500 12375h-500" svg:viewBox="0 0 501 1">
          <text:p/>
        </draw:connector>
        <draw:connector draw:style-name="gr28" draw:text-style-name="P3" draw:layer="layout" draw:type="line" svg:x1="6.5cm" svg:y1="12.375cm" svg:x2="6cm" svg:y2="12.375cm" draw:start-shape="id24" draw:start-glue-point="3" draw:end-shape="id25" draw:end-glue-point="1" svg:d="M6500 12375h-500" svg:viewBox="0 0 501 1">
          <text:p/>
        </draw:connector>
        <draw:connector draw:style-name="gr29" draw:text-style-name="P3" draw:layer="layout" draw:type="curve" svg:x1="2.5cm" svg:y1="12.375cm" svg:x2="2.5cm" svg:y2="15.375cm" draw:start-shape="id25" draw:end-shape="id26" draw:end-glue-point="3" svg:d="M2500 12375c-751 0-751 3000 0 3000" svg:viewBox="0 0 564 3001">
          <text:p/>
        </draw:connector>
        <draw:connector draw:style-name="gr30" draw:text-style-name="P3" draw:layer="layout" draw:type="line" svg:x1="6cm" svg:y1="15.375cm" svg:x2="6.5cm" svg:y2="15.375cm" draw:start-shape="id26" draw:end-shape="id27" svg:d="M6000 15375h500" svg:viewBox="0 0 501 1">
          <text:p/>
        </draw:connector>
        <draw:connector draw:style-name="gr31" draw:text-style-name="P3" draw:layer="layout" draw:type="line" svg:x1="10cm" svg:y1="15.375cm" svg:x2="10.5cm" svg:y2="15.375cm" draw:start-shape="id27" draw:end-shape="id28" svg:d="M10000 15375h500" svg:viewBox="0 0 501 1">
          <text:p/>
        </draw:connector>
        <draw:connector draw:style-name="gr32" draw:text-style-name="P3" draw:layer="layout" draw:type="line" svg:x1="14cm" svg:y1="15.375cm" svg:x2="14.5cm" svg:y2="15.375cm" draw:start-shape="id28" draw:start-glue-point="1" draw:end-shape="id29" draw:end-glue-point="3" svg:d="M14000 15375h500" svg:viewBox="0 0 501 1">
          <text:p/>
        </draw:connector>
        <draw:connector draw:style-name="gr33" draw:text-style-name="P3" draw:layer="layout" draw:type="line" svg:x1="18cm" svg:y1="15.375cm" svg:x2="18.5cm" svg:y2="15.375cm" draw:start-shape="id29" draw:end-shape="id30" draw:end-glue-point="3" svg:d="M18000 15375h500" svg:viewBox="0 0 501 1">
          <text:p/>
        </draw:connector>
        <draw:connector draw:style-name="gr34" draw:text-style-name="P3" draw:layer="layout" draw:type="line" svg:x1="22cm" svg:y1="15.375cm" svg:x2="22.5cm" svg:y2="15.375cm" draw:start-shape="id30" draw:start-glue-point="1" draw:end-shape="id31" draw:end-glue-point="3" svg:d="M22000 15375h500" svg:viewBox="0 0 501 1">
          <text:p/>
        </draw:connector>
        <draw:custom-shape draw:style-name="gr35" draw:text-style-name="P2" xml:id="id32" draw:id="id32" draw:layer="layout" svg:width="6cm" svg:height="1.75cm" svg:x="2.25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33" draw:id="id33" draw:layer="layout" svg:width="6cm" svg:height="1.75cm" svg:x="20.75cm" svg:y="1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4cm" svg:height="1.75cm" svg:x="3.5cm" svg:y="0cm">
          <text:p text:style-name="P2"><text:span text:style-name="T1">INÍCIO: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573.90652336916 11867.04740148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7" draw:text-style-name="P7" draw:layer="layout" svg:width="5cm" svg:height="1.5cm" svg:x="21.25cm" svg:y="17.5cm">
          <text:p text:style-name="P2"><text:span text:style-name="T3">FIM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3397.9604079184 -3381.7455029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onnector draw:style-name="gr38" draw:text-style-name="P3" draw:layer="layout" draw:type="curve" svg:x1="2.25cm" svg:y1="0.875cm" svg:x2="2.5cm" svg:y2="3.375cm" draw:start-shape="id32" draw:end-shape="id2" draw:end-glue-point="3" svg:d="M2250 875c-751 0-876 2500 250 2500" svg:viewBox="0 0 831 2501">
          <text:p/>
        </draw:connector>
        <draw:connector draw:style-name="gr39" draw:text-style-name="P3" draw:layer="layout" draw:type="curve" svg:x1="26cm" svg:y1="15.375cm" svg:x2="26.75cm" svg:y2="18.125cm" draw:start-shape="id31" draw:start-glue-point="1" draw:end-shape="id33" svg:d="M26000 15375c1878 0 1503 2750 750 2750" svg:viewBox="0 0 1368 2751">
          <text:p/>
        </draw:connector>
      </draw:page>
      <draw:page draw:name="page2" draw:style-name="dp1" draw:master-page-name="Padrão">
        <draw:custom-shape draw:style-name="gr40" draw:text-style-name="P2" draw:layer="layout" svg:width="29.7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5.75cm" svg:height="1.5cm" svg:x="23.25cm" svg:y="1cm">
          <text:p text:style-name="P4"><text:span text:style-name="T1">REGRAS</text:span><text:span text:style-name="T1">_ÁREAS</text:span></text:p>
          <draw:enhanced-geometry svg:viewBox="0 0 21600 21600" draw:mirror-horizontal="true" draw:type="line-callout-1" draw:modifiers="-920.18779342723 -8403.99733510993 -938.967136150235 7957.8947368421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2" draw:text-style-name="P10" draw:layer="layout" svg:width="29cm" svg:height="18cm" svg:x="0.5cm" svg:y="2.75cm">
          <text:p text:style-name="P8"><text:span text:style-name="T3">Regras:</text:span></text:p>
          <text:p text:style-name="P9"><text:span text:style-name="T3">1 - Nível </text:span><text:span text:style-name="T3">permitid</text:span><text:span text:style-name="T3">o na </text:span><text:span text:style-name="T3">área </text:span><text:span text:style-name="T3">será </text:span><text:span text:style-name="T3">basead</text:span><text:span text:style-name="T3">o da </text:span><text:span text:style-name="T3">seguinte </text:span><text:span text:style-name="T3">forma: </text:span><text:span text:style-name="T3">Área_01</text:span><text:span text:style-name="T3">: Nível </text:span><text:span text:style-name="T3">máximo </text:span><text:span text:style-name="T3">sendo </text:span><text:span text:style-name="T3">10; </text:span><text:span text:style-name="T3">Área_02</text:span><text:span text:style-name="T3">: Nível </text:span><text:span text:style-name="T3">máximo </text:span><text:span text:style-name="T3">sendo </text:span><text:span text:style-name="T3">20; </text:span><text:span text:style-name="T3">assim </text:span><text:span text:style-name="T3">por </text:span><text:span text:style-name="T3">diante </text:span><text:span text:style-name="T3">atá a </text:span><text:span text:style-name="T3">Área_30</text:span><text:span text:style-name="T3">: onde o </text:span><text:span text:style-name="T3">nível </text:span><text:span text:style-name="T3">máximo </text:span><text:span text:style-name="T3">será </text:span><text:span text:style-name="T3">300. </text:span><text:span text:style-name="T3">Após o </text:span><text:span text:style-name="T3">nível </text:span><text:span text:style-name="T3">exceder </text:span><text:span text:style-name="T3">ao limite </text:span><text:span text:style-name="T3">da área, </text:span><text:span text:style-name="T3">o </text:span><text:span text:style-name="T3">persona</text:span><text:span text:style-name="T3">gem </text:span><text:span text:style-name="T3">não </text:span><text:span text:style-name="T3">poderá </text:span><text:span text:style-name="T3">mais </text:span><text:span text:style-name="T3">ganhar </text:span><text:span text:style-name="T3">potos de </text:span><text:span text:style-name="T3">experiên</text:span><text:span text:style-name="T3">cia </text:span><text:span text:style-name="T3">naquela </text:span><text:span text:style-name="T3">área, </text:span><text:span text:style-name="T3">somente </text:span><text:span text:style-name="T3">se </text:span><text:span text:style-name="T3">enfrenta</text:span><text:span text:style-name="T3">r o chefe </text:span><text:span text:style-name="T3">dessa </text:span><text:span text:style-name="T3">área.</text:span></text:p>
          <text:p text:style-name="P9"><text:span text:style-name="T3">2 - Deve </text:span><text:span text:style-name="T3">haver </text:span><text:span text:style-name="T3">um </text:span><text:span text:style-name="T3">“Acamp</text:span><text:span text:style-name="T3">amento </text:span><text:span text:style-name="T3">seguro” </text:span><text:span text:style-name="T3">onde o </text:span><text:span text:style-name="T3">persona</text:span><text:span text:style-name="T3">gem </text:span><text:span text:style-name="T3">possa </text:span><text:span text:style-name="T3">descans</text:span><text:span text:style-name="T3">ar e </text:span><text:span text:style-name="T3">recuper</text:span><text:span text:style-name="T3">ar seus </text:span><text:span text:style-name="T3">atributos </text:span><text:span text:style-name="T3">básicos.</text:span></text:p>
          <text:p text:style-name="P9"><text:span text:style-name="T3">3 - Deve </text:span><text:span text:style-name="T3">haver </text:span><text:span text:style-name="T3">uma </text:span><text:span text:style-name="T3">área de </text:span><text:span text:style-name="T3">caça, </text:span><text:span text:style-name="T3">onde o </text:span><text:span text:style-name="T3">persona</text:span><text:span text:style-name="T3">gem irá </text:span><text:span text:style-name="T3">caçar e </text:span><text:span text:style-name="T3">procurar </text:span><text:span text:style-name="T3">por </text:span><text:span text:style-name="T3">suprime</text:span><text:span text:style-name="T3">ntos </text:span><text:span text:style-name="T3">como </text:span><text:span text:style-name="T3">água e </text:span><text:span text:style-name="T3">materiai</text:span><text:span text:style-name="T3">s para </text:span><text:span text:style-name="T3">melhora</text:span><text:span text:style-name="T3">r roupas </text:span><text:span text:style-name="T3">e </text:span><text:span text:style-name="T3">armame</text:span><text:span text:style-name="T3">ntos.</text:span></text:p>
          <text:p text:style-name="P9"><text:span text:style-name="T3">4 – Na </text:span><text:span text:style-name="T3">área </text:span><text:span text:style-name="T3">haverá </text:span><text:span text:style-name="T3">inimigos </text:span><text:span text:style-name="T3">que irão </text:span><text:span text:style-name="T3">aparece</text:span><text:span text:style-name="T3">r de </text:span><text:span text:style-name="T3">forma </text:span><text:span text:style-name="T3">aleatória</text:span><text:span text:style-name="T3">, sendo </text:span><text:span text:style-name="T3">eles </text:span><text:span text:style-name="T3">animais </text:span><text:span text:style-name="T3">selvage</text:span><text:span text:style-name="T3">ns, </text:span><text:span text:style-name="T3">ladrões </text:span><text:span text:style-name="T3">ou </text:span><text:span text:style-name="T3">NPC’S </text:span><text:span text:style-name="T3">combate</text:span><text:span text:style-name="T3">ntes. O </text:span><text:span text:style-name="T3">nível </text:span><text:span text:style-name="T3">deles </text:span><text:span text:style-name="T3">será </text:span><text:span text:style-name="T3">aleatório</text:span><text:span text:style-name="T3">, porém </text:span><text:span text:style-name="T3">bloquea</text:span><text:span text:style-name="T3">do </text:span><text:span text:style-name="T3">sendo </text:span><text:span text:style-name="T3">nível </text:span><text:span text:style-name="T3">máximo </text:span><text:span text:style-name="T3">ao nível </text:span><text:span text:style-name="T3">do </text:span><text:span text:style-name="T3">persona</text:span><text:span text:style-name="T3">gem -1, </text:span><text:span text:style-name="T3">em </text:span><text:span text:style-name="T3">raras </text:span><text:span text:style-name="T3">ocasiõe</text:span><text:span text:style-name="T3">s onde </text:span><text:span text:style-name="T3">isso </text:span><text:span text:style-name="T3">pode </text:span><text:span text:style-name="T3">mudar </text:span><text:span text:style-name="T3">com </text:span><text:span text:style-name="T3">chance </text:span><text:span text:style-name="T3">de 10% </text:span><text:span text:style-name="T3">de </text:span><text:span text:style-name="T3">aparece</text:span><text:span text:style-name="T3">r algum </text:span><text:span text:style-name="T3">do </text:span><text:span text:style-name="T3">mesmo </text:span><text:span text:style-name="T3">nível e </text:span><text:span text:style-name="T3">chance </text:span><text:span text:style-name="T3">de 1% </text:span><text:span text:style-name="T3">de ser </text:span><text:span text:style-name="T3">mais </text:span><text:span text:style-name="T3">forte, </text:span><text:span text:style-name="T3">sempre </text:span><text:span text:style-name="T3">bloquea</text:span><text:span text:style-name="T3">do ao </text:span><text:span text:style-name="T3">limite da </text:span><text:span text:style-name="T3">área, </text:span><text:span text:style-name="T3">não </text:span><text:span text:style-name="T3">podend</text:span><text:span text:style-name="T3">o </text:span><text:span text:style-name="T3">exceder </text:span><text:span text:style-name="T3">a isso.</text:span></text:p>
          <text:p text:style-name="P9"><text:span text:style-name="T3">5 – </text:span><text:span text:style-name="T3">Quando </text:span><text:span text:style-name="T3">o </text:span><text:span text:style-name="T3">persona</text:span><text:span text:style-name="T3">gem </text:span><text:span text:style-name="T3">alcançar </text:span><text:span text:style-name="T3">o nível </text:span><text:span text:style-name="T3">máximo </text:span><text:span text:style-name="T3">da área, </text:span><text:span text:style-name="T3">será </text:span><text:span text:style-name="T3">desbloq</text:span><text:span text:style-name="T3">ueado </text:span><text:span text:style-name="T3">para </text:span><text:span text:style-name="T3">enfrenta</text:span><text:span text:style-name="T3">r o </text:span><text:span text:style-name="T3">“Chefe” </text:span><text:span text:style-name="T3">da área. </text:span><text:span text:style-name="T3">Ao </text:span><text:span text:style-name="T3">vencê-lo </text:span><text:span text:style-name="T3">avançar</text:span><text:span text:style-name="T3">á para a </text:span><text:span text:style-name="T3">próxima </text:span><text:span text:style-name="T3">área.</text:span></text:p>
          <text:p text:style-name="P9"><text:span text:style-name="T3">6 – O </text:span><text:span text:style-name="T3">chefe </text:span><text:span text:style-name="T3">terá </text:span><text:span text:style-name="T3">nível </text:span><text:span text:style-name="T3">máximo </text:span><text:span text:style-name="T3">da área </text:span><text:span text:style-name="T3">+ 1, e </text:span><text:span text:style-name="T3">seus </text:span><text:span text:style-name="T3">atributos </text:span><text:span text:style-name="T3">não </text:span><text:span text:style-name="T3">poderão </text:span><text:span text:style-name="T3">exceder </text:span><text:span text:style-name="T3">de </text:span><text:span text:style-name="T3">forma </text:span><text:span text:style-name="T3">que em </text:span><text:span text:style-name="T3">batalha </text:span><text:span text:style-name="T3">não seja </text:span><text:span text:style-name="T3">impossí</text:span><text:span text:style-name="T3">vel que </text:span><text:span text:style-name="T3">seja </text:span><text:span text:style-name="T3">vencido.</text:span></text:p>
          <text:p text:style-name="P9"><text:span text:style-name="T3">7 – Ao </text:span><text:span text:style-name="T3">vencer </text:span><text:span text:style-name="T3">cada </text:span><text:span text:style-name="T3">inimigo </text:span><text:span text:style-name="T3">um </text:span><text:span text:style-name="T3">bônus </text:span><text:span text:style-name="T3">de </text:span><text:span text:style-name="T3">experiên</text:span><text:span text:style-name="T3">cia será </text:span><text:span text:style-name="T3">dado ao </text:span><text:span text:style-name="T3">persona</text:span><text:span text:style-name="T3">gem o </text:span><text:span text:style-name="T3">que </text:span><text:span text:style-name="T3">possibilit</text:span><text:span text:style-name="T3">ará que </text:span><text:span text:style-name="T3">ele </text:span><text:span text:style-name="T3">evolua a </text:span><text:span text:style-name="T3">cada </text:span><text:span text:style-name="T3">batalha </text:span><text:span text:style-name="T3">vencida. </text:span><text:span text:style-name="T3">Esse </text:span><text:span text:style-name="T3">bônus </text:span><text:span text:style-name="T3">será de </text:span><text:span text:style-name="T3">10% da </text:span><text:span text:style-name="T3">experiên</text:span><text:span text:style-name="T3">cia do </text:span><text:span text:style-name="T3">inimigo </text:span><text:span text:style-name="T3">derrotad</text:span><text:span text:style-name="T3">o. Além </text:span><text:span text:style-name="T3">de </text:span><text:span text:style-name="T3">haver </text:span><text:span text:style-name="T3">uma </text:span><text:span text:style-name="T3">chance </text:span><text:span text:style-name="T3">de 20% </text:span><text:span text:style-name="T3">desse </text:span><text:span text:style-name="T3">inimigo </text:span><text:span text:style-name="T3">deixar </text:span><text:span text:style-name="T3">cair um </text:span><text:span text:style-name="T3">item, </text:span><text:span text:style-name="T3">que </text:span><text:span text:style-name="T3">poderá </text:span><text:span text:style-name="T3">ser </text:span><text:span text:style-name="T3">pego e </text:span><text:span text:style-name="T3">adiciona</text:span><text:span text:style-name="T3">do ao </text:span><text:span text:style-name="T3">seu </text:span><text:span text:style-name="T3">inventári</text:span><text:span text:style-name="T3">o. Esse </text:span><text:span text:style-name="T3">item </text:span><text:span text:style-name="T3">será </text:span><text:span text:style-name="T3">sortead</text:span><text:span text:style-name="T3">o de </text:span><text:span text:style-name="T3">forma </text:span><text:span text:style-name="T3">aleatória </text:span><text:span text:style-name="T3">entre </text:span><text:span text:style-name="T3">todos os </text:span><text:span text:style-name="T3">itens </text:span><text:span text:style-name="T3">que ele </text:span><text:span text:style-name="T3">carrega </text:span><text:span text:style-name="T3">com ele. </text:span><text:span text:style-name="T3">Lembra</text:span><text:span text:style-name="T3">ndo que </text:span><text:span text:style-name="T3">o </text:span><text:span text:style-name="T3">inimigo </text:span><text:span text:style-name="T3">ainda </text:span><text:span text:style-name="T3">pode </text:span><text:span text:style-name="T3">consumi</text:span><text:span text:style-name="T3">r os </text:span><text:span text:style-name="T3">itens </text:span><text:span text:style-name="T3">que </text:span><text:span text:style-name="T3">carrega </text:span><text:span text:style-name="T3">durante </text:span><text:span text:style-name="T3">a </text:span><text:span text:style-name="T3">batalha.</text:span></text:p>
          <text:p text:style-name="P9"><text:span text:style-name="T3">8 – Ao </text:span><text:span text:style-name="T3">passar </text:span><text:span text:style-name="T3">de área </text:span><text:span text:style-name="T3">o </text:span><text:span text:style-name="T3">jogador </text:span><text:span text:style-name="T3">poderá </text:span><text:span text:style-name="T3">ainda </text:span><text:span text:style-name="T3">retornar </text:span><text:span text:style-name="T3">a áreas </text:span><text:span text:style-name="T3">anterior</text:span><text:span text:style-name="T3">es, se </text:span><text:span text:style-name="T3">assim </text:span><text:span text:style-name="T3">desejar, </text:span><text:span text:style-name="T3">porém </text:span><text:span text:style-name="T3">não </text:span><text:span text:style-name="T3">haverá </text:span><text:span text:style-name="T3">mais </text:span><text:span text:style-name="T3">inimigos </text:span><text:span text:style-name="T3">em </text:span><text:span text:style-name="T3">áreas </text:span><text:span text:style-name="T3">onde o </text:span><text:span text:style-name="T3">chefe já </text:span><text:span text:style-name="T3">foi </text:span><text:span text:style-name="T3">derrotad</text:span><text:span text:style-name="T3">o. Áreas </text:span><text:span text:style-name="T3">anterior</text:span><text:span text:style-name="T3">es </text:span><text:span text:style-name="T3">servirão </text:span><text:span text:style-name="T3">para </text:span><text:span text:style-name="T3">caça e </text:span><text:span text:style-name="T3">para </text:span><text:span text:style-name="T3">recuper</text:span><text:span text:style-name="T3">ar </text:span><text:span text:style-name="T3">atributos </text:span><text:span text:style-name="T3">perdidos </text:span><text:span text:style-name="T3">ao </text:span><text:span text:style-name="T3">decorrer </text:span><text:span text:style-name="T3">do </text:span><text:span text:style-name="T3">desgast</text:span><text:span text:style-name="T3">e ou de </text:span><text:span text:style-name="T3">batalhas</text:span><text:span text:style-name="T3">.</text:span></text:p>
          <text:p text:style-name="P9"><text:span text:style-name="T3">9 – O </text:span><text:span text:style-name="T3">jogo terá </text:span><text:span text:style-name="T3">pontos </text:span><text:span text:style-name="T3">de </text:span><text:span text:style-name="T3">salvame</text:span><text:span text:style-name="T3">nto </text:span><text:span text:style-name="T3">automáti</text:span><text:span text:style-name="T3">co </text:span><text:span text:style-name="T3">quando </text:span><text:span text:style-name="T3">o </text:span><text:span text:style-name="T3">jogador </text:span><text:span text:style-name="T3">adentrar </text:span><text:span text:style-name="T3">um </text:span><text:span text:style-name="T3">acampa</text:span><text:span text:style-name="T3">mento </text:span><text:span text:style-name="T3">seguro. </text:span><text:span text:style-name="T3">Uma </text:span><text:span text:style-name="T3">morte </text:span><text:span text:style-name="T3">que </text:span><text:span text:style-name="T3">ocorra </text:span><text:span text:style-name="T3">depois </text:span><text:span text:style-name="T3">disso </text:span><text:span text:style-name="T3">ocasion</text:span><text:span text:style-name="T3">ará a </text:span><text:span text:style-name="T3">perdas </text:span><text:span text:style-name="T3">de </text:span><text:span text:style-name="T3">pontos </text:span><text:span text:style-name="T3">de </text:span><text:span text:style-name="T3">experiên</text:span><text:span text:style-name="T3">cia e </text:span><text:span text:style-name="T3">itens </text:span><text:span text:style-name="T3">que </text:span><text:span text:style-name="T3">forem </text:span><text:span text:style-name="T3">pegos </text:span><text:span text:style-name="T3">após </text:span><text:span text:style-name="T3">isso.</text:span></text:p>
          <text:p text:style-name="P9"><text:span text:style-name="T3">10 – </text:span><text:span text:style-name="T3">Cada </text:span><text:span text:style-name="T3">ação </text:span><text:span text:style-name="T3">será </text:span><text:span text:style-name="T3">feita via </text:span><text:span text:style-name="T3">comand</text:span><text:span text:style-name="T3">o de </text:span><text:span text:style-name="T3">texto. </text:span><text:span text:style-name="T3">Sendo </text:span><text:span text:style-name="T3">os </text:span><text:span text:style-name="T3">comand</text:span><text:span text:style-name="T3">os </text:span><text:span text:style-name="T3">básicos </text:span><text:span text:style-name="T3">que </text:span><text:span text:style-name="T3">serão </text:span><text:span text:style-name="T3">explicad</text:span><text:span text:style-name="T3">os </text:span><text:span text:style-name="T3">durante </text:span><text:span text:style-name="T3">o jogo. </text:span><text:span text:style-name="T3">Ainda </text:span><text:span text:style-name="T3">haverá </text:span><text:span text:style-name="T3">comand</text:span><text:span text:style-name="T3">os </text:span><text:span text:style-name="T3">clicáveis</text:span><text:span text:style-name="T3">. </text:span><text:span text:style-name="T3">Também </text:span><text:span text:style-name="T3">ao de </text:span><text:span text:style-name="T3">deslocar </text:span><text:span text:style-name="T3">o </text:span><text:span text:style-name="T3">jogador </text:span><text:span text:style-name="T3">deve </text:span><text:span text:style-name="T3">levar em </text:span><text:span text:style-name="T3">conta </text:span><text:span text:style-name="T3">que está </text:span><text:span text:style-name="T3">se </text:span><text:span text:style-name="T3">movend</text:span><text:span text:style-name="T3">o por </text:span><text:span text:style-name="T3">um </text:span><text:span text:style-name="T3">mapa e </text:span><text:span text:style-name="T3">terá a </text:span><text:span text:style-name="T3">sua </text:span><text:span text:style-name="T3">disposiç</text:span><text:span text:style-name="T3">ão uma </text:span><text:span text:style-name="T3">bússola </text:span><text:span text:style-name="T3">e um </text:span><text:span text:style-name="T3">mapa </text:span><text:span text:style-name="T3">que </text:span><text:span text:style-name="T3">indicará </text:span><text:span text:style-name="T3">possívei</text:span><text:span text:style-name="T3">s rotas, </text:span><text:span text:style-name="T3">sendo </text:span><text:span text:style-name="T3">da </text:span><text:span text:style-name="T3">respons</text:span><text:span text:style-name="T3">abilidad</text:span><text:span text:style-name="T3">e do </text:span><text:span text:style-name="T3">jogador </text:span><text:span text:style-name="T3">ter em </text:span><text:span text:style-name="T3">mente </text:span><text:span text:style-name="T3">os </text:span><text:span text:style-name="T3">lugares </text:span><text:span text:style-name="T3">onde </text:span><text:span text:style-name="T3">passou </text:span><text:span text:style-name="T3">e como </text:span><text:span text:style-name="T3">retornar </text:span><text:span text:style-name="T3">a eles.</text:span></text:p>
          <text:p text:style-name="P9"><text:span text:style-name="T4"/></text:p>
          <draw:enhanced-geometry svg:viewBox="0 0 21600 21600" draw:glue-points="10800 0 0 10800 10800 21600 21600 10800 ?f40 ?f41" draw:text-areas="0 0 21600 21600" draw:type="rectangular-callout" draw:modifiers="-93.8450398262129 -2369.868340647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opacity draw:name="Transparency_20_2" draw:display-name="Transparency 2" draw:style="square" draw:cx="50%" draw:cy="50%" draw:start="100%" draw:end="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" draw:display-name="Pontas das setas 2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5" draw:display-name="Pontas das setas 25" svg:viewBox="0 0 20 20" svg:d="M0 20l10-20 10 20z"/>
    <draw:marker draw:name="Pontas_20_das_20_setas_20_26" draw:display-name="Pontas das setas 26" svg:viewBox="0 0 20 20" svg:d="M0 20l10-20 10 20z"/>
    <draw:marker draw:name="Pontas_20_das_20_setas_20_28" draw:display-name="Pontas das setas 28" svg:viewBox="0 0 20 20" svg:d="M0 20l10-20 10 20z"/>
    <draw:marker draw:name="Pontas_20_das_20_setas_20_29" draw:display-name="Pontas das setas 29" svg:viewBox="0 0 20 20" svg:d="M0 20l10-20 10 20z"/>
    <draw:marker draw:name="Pontas_20_das_20_setas_20_30" draw:display-name="Pontas das setas 30" svg:viewBox="0 0 20 20" svg:d="M0 20l10-20 10 20z"/>
    <draw:marker draw:name="Pontas_20_das_20_setas_20_31" draw:display-name="Pontas das setas 31" svg:viewBox="0 0 20 20" svg:d="M0 20l10-20 10 20z"/>
    <draw:marker draw:name="Pontas_20_das_20_setas_20_32" draw:display-name="Pontas das setas 32" svg:viewBox="0 0 20 20" svg:d="M0 20l10-20 10 20z"/>
    <draw:marker draw:name="Pontas_20_das_20_setas_20_33" draw:display-name="Pontas das setas 33" svg:viewBox="0 0 20 20" svg:d="M0 20l10-20 10 20z"/>
    <draw:marker draw:name="Pontas_20_das_20_setas_20_34" draw:display-name="Pontas das setas 34" svg:viewBox="0 0 20 20" svg:d="M0 20l10-20 10 20z"/>
    <draw:marker draw:name="Pontas_20_das_20_setas_20_35" draw:display-name="Pontas das setas 35" svg:viewBox="0 0 20 20" svg:d="M0 20l10-20 10 20z"/>
    <draw:marker draw:name="Pontas_20_das_20_setas_20_37" draw:display-name="Pontas das setas 37" svg:viewBox="0 0 20 20" svg:d="M0 20l10-20 10 20z"/>
    <draw:marker draw:name="Pontas_20_das_20_setas_20_38" draw:display-name="Pontas das setas 38" svg:viewBox="0 0 20 20" svg:d="M0 20l10-20 10 20z"/>
    <draw:marker draw:name="Pontas_20_das_20_setas_20_39" draw:display-name="Pontas das setas 39" svg:viewBox="0 0 20 20" svg:d="M0 20l10-20 10 20z"/>
    <draw:marker draw:name="Pontas_20_das_20_setas_20_4" draw:display-name="Pontas das setas 4" svg:viewBox="0 0 20 20" svg:d="M0 20l10-20 10 20z"/>
    <draw:marker draw:name="Pontas_20_das_20_setas_20_41" draw:display-name="Pontas das setas 41" svg:viewBox="0 0 20 20" svg:d="M0 20l10-20 10 20z"/>
    <draw:marker draw:name="Pontas_20_das_20_setas_20_42" draw:display-name="Pontas das setas 42" svg:viewBox="0 0 20 20" svg:d="M0 20l10-20 10 20z"/>
    <draw:marker draw:name="Pontas_20_das_20_setas_20_43" draw:display-name="Pontas das setas 43" svg:viewBox="0 0 20 20" svg:d="M0 20l10-20 10 20z"/>
    <draw:marker draw:name="Pontas_20_das_20_setas_20_44" draw:display-name="Pontas das setas 44" svg:viewBox="0 0 20 20" svg:d="M0 20l10-20 10 20z"/>
    <draw:marker draw:name="Pontas_20_das_20_setas_20_45" draw:display-name="Pontas das setas 45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7T11:17:13.870629712</meta:creation-date>
    <dc:date>2023-11-27T14:08:15.328481314</dc:date>
    <meta:editing-duration>PT48M11S</meta:editing-duration>
    <meta:editing-cycles>3</meta:editing-cycles>
    <meta:generator>LibreOffice/7.3.7.2$Linux_X86_64 LibreOffice_project/30$Build-2</meta:generator>
    <meta:document-statistic meta:object-count="101"/>
  </office:meta>
</office:document-meta>
</file>